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Store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Store.contains( String path ,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Store.getUuid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containsByUuid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getKey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getPath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tore.setPath( Document documen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Store.loadDocument( Element documen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Store.contain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containsInAnyLanguage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createDocumentElement( Document document , NamespaceHelper 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Store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doc2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tore.DocumentStore( Document doc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tore.remove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tore.getRepository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add( String path , String followingSibling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getTopLevel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Store.ad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tore.add( String path ,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cumentStore.getByUuid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tore.getNod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Store.getNode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cumentStore.getLanguag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.getDocument( String uu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Stor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